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4217in" fo:text-indent="0.3929in" style:auto-text-indent="false"/>
    </style:style>
    <style:style style:name="P2" style:family="paragraph" style:parent-style-name="Standard">
      <style:paragraph-properties fo:margin-left="0in" fo:margin-right="-0.4217in" fo:text-align="center" style:justify-single-word="false" fo:text-indent="0.3929in" style:auto-text-indent="false"/>
    </style:style>
    <style:style style:name="P3" style:family="paragraph" style:parent-style-name="Standard">
      <style:paragraph-properties fo:margin-left="0in" fo:margin-right="-0.4217in" fo:text-indent="0.3929in" style:auto-text-indent="false"/>
      <style:text-properties fo:font-size="12pt" style:font-size-asian="12pt" style:font-size-complex="12pt"/>
    </style:style>
    <style:style style:name="P4" style:family="paragraph" style:parent-style-name="Standard">
      <style:paragraph-properties fo:margin-left="0in" fo:margin-right="-0.4217in" fo:text-align="center" style:justify-single-word="false" fo:text-indent="0.3929in" style:auto-text-indent="false"/>
      <style:text-properties fo:font-size="12pt" style:font-size-asian="12pt" style:font-size-complex="12pt"/>
    </style:style>
    <style:style style:name="P5" style:family="paragraph" style:parent-style-name="Standard">
      <style:paragraph-properties fo:margin-left="0in" fo:margin-right="-0.4217in" fo:text-align="justify" style:justify-single-word="false" fo:text-indent="0.3929in" style:auto-text-indent="false"/>
      <style:text-properties fo:font-size="12pt" style:font-size-asian="12pt" style:font-size-complex="12pt"/>
    </style:style>
    <style:style style:name="P6" style:family="paragraph" style:parent-style-name="Standard">
      <style:paragraph-properties fo:margin-left="0in" fo:margin-right="-0.4217in" fo:text-indent="0.3929in" style:auto-text-indent="false"/>
      <style:text-properties fo:font-size="12pt" fo:font-weight="bold" style:font-size-asian="12pt" style:font-weight-asian="bold" style:font-size-complex="12pt"/>
    </style:style>
    <style:style style:name="P7" style:family="paragraph" style:parent-style-name="Standard">
      <style:paragraph-properties fo:margin-left="0in" fo:margin-right="-0.4217in" fo:text-align="center" style:justify-single-word="false" fo:text-indent="0.3929in" style:auto-text-indent="false"/>
      <style:text-properties fo:font-size="12pt" fo:font-weight="bold" style:font-size-asian="12pt" style:font-weight-asian="bold" style:font-size-complex="12pt"/>
    </style:style>
    <style:style style:name="P8" style:family="paragraph" style:parent-style-name="Standard">
      <style:paragraph-properties fo:margin-left="0in" fo:margin-right="-0.4217in" fo:text-align="justify" style:justify-single-word="false" fo:text-indent="0.3929in" style:auto-text-indent="false"/>
    </style:style>
    <style:style style:name="P9" style:family="paragraph" style:parent-style-name="Standard" style:list-style-name="WWNum1">
      <style:paragraph-properties fo:margin-left="0in" fo:margin-right="-0.4217in" fo:text-align="justify" style:justify-single-word="false" fo:text-indent="0.3929in" style:auto-text-indent="false"/>
    </style:style>
    <style:style style:name="P10" style:family="paragraph" style:parent-style-name="Standard" style:master-page-name="Standard">
      <style:paragraph-properties fo:margin-left="0in" fo:margin-right="-0.4217in" fo:text-align="center" style:justify-single-word="false" fo:text-indent="0.3929in" style:auto-text-indent="false" style:page-number="1"/>
    </style:style>
    <style:style style:name="P11" style:family="paragraph" style:parent-style-name="Standard">
      <style:paragraph-properties fo:margin-left="0in" fo:margin-right="-0.4217in" fo:text-align="justify" style:justify-single-word="false" fo:text-indent="0in" style:auto-text-indent="false"/>
      <style:text-properties fo:font-size="12pt" style:font-size-asian="12pt" style:font-size-complex="12pt"/>
    </style:style>
    <style:style style:name="P12" style:family="paragraph" style:parent-style-name="Standard">
      <style:paragraph-properties fo:margin-left="0in" fo:margin-right="-0.4217in" fo:text-align="start" style:justify-single-word="false" fo:text-indent="0in" style:auto-text-indent="false"/>
      <style:text-properties fo:font-size="12pt" fo:font-weight="bold" style:font-size-asian="12pt" style:font-weight-asian="bold" style:font-size-complex="12pt"/>
    </style:style>
    <style:style style:name="P13" style:family="paragraph" style:parent-style-name="Standard">
      <style:paragraph-properties fo:margin-left="0in" fo:margin-right="-0.4217in" fo:text-indent="0.3929in" style:auto-text-indent="false"/>
    </style:style>
    <style:style style:name="P14" style:family="paragraph" style:parent-style-name="Standard">
      <style:paragraph-properties fo:margin-left="0in" fo:margin-right="-0.4217in" fo:text-align="center" style:justify-single-word="false" fo:text-indent="0.3929in" style:auto-text-indent="false"/>
    </style:style>
    <style:style style:name="P15" style:family="paragraph" style:parent-style-name="Standard">
      <style:paragraph-properties fo:margin-left="0in" fo:margin-right="-0.4217in" fo:text-indent="0.3929in" style:auto-text-indent="false"/>
      <style:text-properties fo:font-size="12pt" style:font-size-asian="12pt" style:font-size-complex="12pt"/>
    </style:style>
    <style:style style:name="P16" style:family="paragraph" style:parent-style-name="Standard">
      <style:paragraph-properties fo:margin-left="0in" fo:margin-right="-0.4217in" fo:text-indent="0in" style:auto-text-indent="false"/>
    </style:style>
    <style:style style:name="P17" style:family="paragraph" style:parent-style-name="Standard">
      <style:paragraph-properties fo:margin-left="0in" fo:margin-right="-0.4217in" fo:text-indent="0in" style:auto-text-indent="false"/>
      <style:text-properties fo:font-size="12pt" style:font-size-asian="12pt" style:font-size-complex="12pt"/>
    </style:style>
    <style:style style:name="P18" style:family="paragraph" style:parent-style-name="Standard">
      <style:paragraph-properties fo:margin-left="0in" fo:margin-right="-0.4217in" fo:text-align="center" style:justify-single-word="false" fo:text-indent="0in" style:auto-text-indent="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Программирование на языке Shell</text:span></text:p>
      <text:p text:style-name="P4"/>
      <text:p text:style-name="P2"><text:span text:style-name="T2">Командный интерпретатор</text:span></text:p>
      <text:p text:style-name="P7"/>
      <text:p text:style-name="P8"><text:span text:style-name="T1">Командный интерпретатор — компьютерная программа, которая обеспечивает возможность управления компьютером посредством ввода пользователем команд через интерфейс командной строки или исполнения пакетных командных файлов. Во всех дистрибутивах Linux по умолчанию используется командный интерпретатор bash. Командный интерпретатор bash является самой популярной командной оболочкой в Linux. Название bash это акроним от англ. </text:span><text:span text:style-name="T3">B</text:span><text:span text:style-name="T4">ourne </text:span><text:span text:style-name="T3">a</text:span><text:span text:style-name="T4">gain </text:span><text:span text:style-name="T3">sh</text:span><text:span text:style-name="T4">ell</text:span><text:span text:style-name="T1">, что является каламбуром от </text:span><text:span text:style-name="T4">«Born again» shell</text:span><text:span text:style-name="T1"> — «возрождённый» shell. Bash может работать как в интерактивном режиме, так и читать команды из файла, называемого скриптом. Помимо этого, bash поддерживает автодополнение имён файлов и каталогов, подстановку вывода результата команд, переменные, контроль за порядком выполнения, операторы ветвления и цикла.</text:span></text:p>
      <text:p text:style-name="P8"><text:span text:style-name="T1">В системе может быть установлено несколько оболочек. Список установленных оболочек содержится в файле /etc/shells. Но, в силу популярности bash, будем рассматривать именно эту оболочку.</text:span></text:p>
      <text:p text:style-name="P5"/>
      <text:p text:style-name="P2"><text:span text:style-name="T2">Настройки bash</text:span></text:p>
      <text:p text:style-name="P7"/>
      <text:p text:style-name="P8"><text:span text:style-name="T1">Для настройки bash используются следующие файлы:</text:span></text:p>
      <text:list xml:id="list3243454724" text:style-name="WWNum1">
        <text:list-item>
          <text:p text:style-name="P9"><text:span text:style-name="T1">/etс/profile</text:span></text:p>
        </text:list-item>
        <text:list-item>
          <text:p text:style-name="P9"><text:span text:style-name="T1">~/.bash_profile</text:span></text:p>
        </text:list-item>
        <text:list-item>
          <text:p text:style-name="P9"><text:span text:style-name="T1">~/.bashrc</text:span></text:p>
        </text:list-item>
        <text:list-item>
          <text:p text:style-name="P9"><text:span text:style-name="T1">~/.bash_logout</text:span></text:p>
        </text:list-item>
      </text:list>
      <text:p text:style-name="P8"><text:span text:style-name="T1">Файл /etс/profile отвечает за глобальные настройки всей системы. При его редактировании изменения затронут всех пользователей системы. Команды, расположенные в файле ~/.bash_profile, обрабатываются и выполняются при каждом входе в систему конкретного пользователя. В настоящее время данный файл либо вовсе не существует, либо состоит из одной строки source ~/.bashrc, которая означает, что все команды далее будут браться из файла .bashrc. Таком образом файл ~/.bashrc является основным конфигурационным файлом, но влияющим на оболочку только текущего пользователя. Аналогично ~/.bash_profile, файл ~/.bash_logout обрабатывается при каждом выходе из системы.</text:span></text:p>
      <text:p text:style-name="P8"><text:span text:style-name="T1">Помимо вышеперечисленных файлов, полезным может оказаться файл ~/.bash_history, хранящий историю введенных пользователем команд.</text:span></text:p>
      <text:p text:style-name="P8"><text:span text:style-name="T1">Как правило, в файле .bashrc задаются псевдонимы команд (aliases), внешний вид приглашения командной строки, присваиваются значения переменным окружения.</text:span></text:p>
      <text:p text:style-name="P8"><text:span text:style-name="T1">Псевдонимы команд задаются с помощью команды alias (от англ. </text:span><text:span text:style-name="T4">кличка, прозвище</text:span><text:span text:style-name="T1">). Примеры задания псевдонимов:</text:span></text:p>
      <text:p text:style-name="P8"><text:span text:style-name="T1">alias ll='ls -alF'</text:span></text:p>
      <text:p text:style-name="P8"><text:span text:style-name="T1">alias la='ls -A'</text:span></text:p>
      <text:p text:style-name="P8"><text:soft-page-break/><text:span text:style-name="T1">alias l='ls -CF'</text:span></text:p>
      <text:p text:style-name="P8"><text:span text:style-name="T1">Псевдонимы работают так: при вызове выражения, стоящего слева от знака “=”, будет вызвана команда, записанная в кавычках, справа от знака “=”. Например, при вызове команды l на самом деле будет вызвана команда ls -CF.</text:span></text:p>
      <text:p text:style-name="P8"><text:span text:style-name="T1">За внешний вид приглашения командной строки отвечает переменная PS1. По умолчанию командная строка имеет формат: <text:s/>пользователь@компьютер:рабочий_каталог. Значение PS1 при этом будет PS1='\u@\h:\w$'.</text:span></text:p>
      <text:p text:style-name="P8"><text:span text:style-name="T1">Список модификаторов командной строки:</text:span></text:p>
      <text:p text:style-name="P8"><text:span text:style-name="T1">\a ASCII-символ звонка (код 07)</text:span></text:p>
      <text:p text:style-name="P8"><text:span text:style-name="T1">\d Дата в формате "день недели, месяц, число"</text:span></text:p>
      <text:p text:style-name="P8"><text:span text:style-name="T1">\h Имя компьютера до первой точки</text:span></text:p>
      <text:p text:style-name="P8"><text:span text:style-name="T1">\H Полное имя компьютера</text:span></text:p>
      <text:p text:style-name="P8"><text:span text:style-name="T1">\j Количество задач, запущенных в оболочке в данное время</text:span></text:p>
      <text:p text:style-name="P8"><text:span text:style-name="T1">\l Название терминала</text:span></text:p>
      <text:p text:style-name="P8"><text:span text:style-name="T1">\n Символ новой строки</text:span></text:p>
      <text:p text:style-name="P8"><text:span text:style-name="T1">\r Возврат каретки</text:span></text:p>
      <text:p text:style-name="P8"><text:span text:style-name="T1">\s Название оболочки</text:span></text:p>
      <text:p text:style-name="P8"><text:span text:style-name="T1">\t Время в 24-часовом формате (ЧЧ: MM: СС)</text:span></text:p>
      <text:p text:style-name="P8"><text:span text:style-name="T1">\T Время в 12-часовом формате (ЧЧ: ММ: СС)</text:span></text:p>
      <text:p text:style-name="P8"><text:span text:style-name="T1">\@ Время в 12-часовом формате (AM/PM)</text:span></text:p>
      <text:p text:style-name="P8"><text:span text:style-name="T1">\u Имя пользователя</text:span></text:p>
      <text:p text:style-name="P8"><text:span text:style-name="T1">\v Версия bash (сокращенный вариант)</text:span></text:p>
      <text:p text:style-name="P8"><text:span text:style-name="T1">\V Версия bash (полная версия: номер релиза, номер патча)</text:span></text:p>
      <text:p text:style-name="P8"><text:span text:style-name="T1">\w Текущий каталог (полный путь)</text:span></text:p>
      <text:p text:style-name="P8"><text:span text:style-name="T1">\W Текущий каталог (только название каталога, без пути)</text:span></text:p>
      <text:p text:style-name="P8"><text:soft-page-break/><text:span text:style-name="T1">\! Номер команды в истории</text:span></text:p>
      <text:p text:style-name="P8"><text:span text:style-name="T1">\# Системный номер команды</text:span></text:p>
      <text:p text:style-name="P8"><text:span text:style-name="T1">\$ Если UID пользователя равен 0, будет выведен символ #, иначе —</text:span></text:p>
      <text:p text:style-name="P8"><text:span text:style-name="T1">символ $</text:span></text:p>
      <text:p text:style-name="P8"><text:span text:style-name="T1">\\ Обратный слэш</text:span></text:p>
      <text:p text:style-name="P8"><text:span text:style-name="T1">$ ( ) Подстановка внешней команды</text:span></text:p>
      <text:p text:style-name="P5"/>
      <text:p text:style-name="P8"><text:span text:style-name="T1">Переменные окружения задаются следующим образом:</text:span></text:p>
      <text:p text:style-name="P8"><text:span text:style-name="T1">export Имя_переменной=Значение</text:span></text:p>
      <text:p text:style-name="P5"/>
      <text:p text:style-name="P2"><text:span text:style-name="T2">“Hello, world!” на bash</text:span></text:p>
      <text:p text:style-name="P7"/>
      <text:p text:style-name="P8"><text:span text:style-name="T1">Для написания простой программы “Hello, world!” понадобится создать простой текстовый файл. В первой строке этого файла должен располагаться шебанг (shebang</text:span><text:span text:style-name="T2"> </text:span><text:span text:style-name="T1">— это последовательность символов #!) и имя файла программы-интерпретатора. В нашем случае эта программа bash, поэтому первая строка скрипта будет иметь вид: #!/bin/bash.</text:span></text:p>
      <text:p text:style-name="P8"><text:span text:style-name="T1">Назовем данный файл hello-world. Так как созданные файлы по умолчанию запрещены для выполнения, нужно изменить права доступа. Для этого с помощью команды chmod -x hello-world изменим тип файла на разрешенный для выполнения.</text:span></text:p>
      <text:p text:style-name="P8"><text:span text:style-name="T1">Запишем в файл hello-world следующий скрипт:</text:span></text:p>
      <text:p text:style-name="P5"/>
      <text:p text:style-name="P8"><text:span text:style-name="T1">#!/bin/bash</text:span></text:p>
      <text:p text:style-name="P8"><text:span text:style-name="T1">echo "Hello, world!"</text:span></text:p>
      <text:p text:style-name="P5"/>
      <text:p text:style-name="P8"><text:span text:style-name="T1">Затем в командной строке с помощью команды cd переходим в каталог, в котором был содержится файл hello-world и запускаем наш скрипт на выполнение:</text:span></text:p>
      <text:p text:style-name="P5"/>
      <text:p text:style-name="P8"><text:soft-page-break/><text:span text:style-name="T1">./hello-world</text:span></text:p>
      <text:p text:style-name="P5"/>
      <text:p text:style-name="P8"><text:span text:style-name="T1">В командной строке появится вывод программы:</text:span></text:p>
      <text:p text:style-name="P5"/>
      <text:p text:style-name="P8"><text:span text:style-name="T1">Hello, world!</text:span></text:p>
      <text:p text:style-name="P5"/>
      <text:p text:style-name="P2"><text:span text:style-name="T2">Переменные</text:span></text:p>
      <text:p text:style-name="P7"/>
      <text:p text:style-name="P8"><text:span text:style-name="T1">В этом примере объявим переменную STR и выведем ее на экран с помощью команды echo:</text:span></text:p>
      <text:p text:style-name="P8"><text:span text:style-name="T1">#!/bin/bash</text:span></text:p>
      <text:p text:style-name="P8"><text:span text:style-name="T1">STR="Hello, World!"</text:span></text:p>
      <text:p text:style-name="P8"><text:span text:style-name="T1">echo $STR</text:span></text:p>
      <text:p text:style-name="P5"/>
      <text:p text:style-name="P8"><text:span text:style-name="T1">Программа выведет строку "Hello, World!". Заметим, что при объявлении переменной знак $ не используется, в то время как при использовании уже объявленной переменной знак $ обязателен.</text:span></text:p>
      <text:p text:style-name="P5"/>
      <text:p text:style-name="P2"><text:span text:style-name="T2">Глобальные и локальные переменные</text:span></text:p>
      <text:p text:style-name="P7"/>
      <text:p text:style-name="P8"><text:span text:style-name="T1">В следующем скрипте создадим глобальные и локальные переменные.</text:span></text:p>
      <text:p text:style-name="P5"/>
      <text:p text:style-name="P8"><text:span text:style-name="T1">#!/bin/bash</text:span></text:p>
      <text:p text:style-name="P8"><text:span text:style-name="T1">#Создадим глобальную переменную</text:span></text:p>
      <text:p text:style-name="P8"><text:soft-page-break/><text:span text:style-name="T1">#Глобальные переменные могут быть использованы всюду</text:span></text:p>
      <text:p text:style-name="P8"><text:span text:style-name="T1">VAR="global variable"</text:span></text:p>
      <text:p text:style-name="P8"><text:span text:style-name="T1">function bash {</text:span></text:p>
      <text:p text:style-name="P8"><text:span text:style-name="T1">#Создадим локальную переменную</text:span></text:p>
      <text:p text:style-name="P8"><text:span text:style-name="T1">#Локальная переменная видна только в теле функции</text:span></text:p>
      <text:p text:style-name="P8"><text:span text:style-name="T1">local VAR="local variable"</text:span></text:p>
      <text:p text:style-name="P8"><text:span text:style-name="T1">echo $VAR</text:span></text:p>
      <text:p text:style-name="P8"><text:span text:style-name="T1">}</text:span></text:p>
      <text:p text:style-name="P8"><text:span text:style-name="T1">echo $VAR</text:span></text:p>
      <text:p text:style-name="P8"><text:span text:style-name="T1">bash</text:span></text:p>
      <text:p text:style-name="P8"><text:span text:style-name="T1">echo $VAR</text:span></text:p>
      <text:p text:style-name="P5"/>
      <text:p text:style-name="P8"><text:span text:style-name="T1">Вывод программы:</text:span></text:p>
      <text:p text:style-name="P5"/>
      <text:p text:style-name="P8"><text:span text:style-name="T1">global variable</text:span></text:p>
      <text:p text:style-name="P8"><text:span text:style-name="T1">local variable</text:span></text:p>
      <text:p text:style-name="P8"><text:span text:style-name="T1">global variable</text:span></text:p>
      <text:p text:style-name="P5"/>
      <text:p text:style-name="P8"><text:span text:style-name="T1">Как мы можем видеть, локальная переменная VAR не “затирает” глобальную переменную с тем же именем. Стоит также отметить, что слово local является зарезервированным словом bash.</text:span></text:p>
      <text:p text:style-name="P5"/>
      <text:p text:style-name="P2"><text:span text:style-name="T2">Передача аргументов в bash-скрипт</text:span></text:p>
      <text:p text:style-name="P5"><text:soft-page-break/></text:p>
      <text:p text:style-name="P8"><text:span text:style-name="T1">В bash используются предопределенные переменные для доступа к переданным в скрипт параметрам. Эти переменные имеют вид: $1, $2, $3, …, $n, где $n — переменная, хранящая n-ый переданный параметр. Также мы можем считать все аргументы в массив с помощью $@. Количество всех аргументов, переданных в скрипт, хранится в переменной $#. Рассмотрим пример:</text:span></text:p>
      <text:p text:style-name="P5"/>
      <text:p text:style-name="P8"><text:span text:style-name="T1">#!/bin/bash</text:span></text:p>
      <text:p text:style-name="P8"><text:span text:style-name="T1">#вывод 1-го, 2-го и 3-го аргументов</text:span></text:p>
      <text:p text:style-name="P8"><text:span text:style-name="T1">echo $1 $2 $3</text:span></text:p>
      <text:p text:style-name="P5"/>
      <text:p text:style-name="P8"><text:span text:style-name="T1">#запись в массив arg_arr всех переданных аргументов</text:span></text:p>
      <text:p text:style-name="P8"><text:span text:style-name="T1">arg_arr=("$@")</text:span></text:p>
      <text:p text:style-name="P5"/>
      <text:p text:style-name="P8"><text:span text:style-name="T1">#вывод 1-го, 2-го и 3-го аргументов через массив arg_arr</text:span></text:p>
      <text:p text:style-name="P8"><text:span text:style-name="T1">echo ${arg_arr[0]} ${arg_arr[1]} ${arg_arr[2]}</text:span></text:p>
      <text:p text:style-name="P5"/>
      <text:p text:style-name="P8"><text:span text:style-name="T1">#вывод вывод аргументов массива с помощью $@</text:span></text:p>
      <text:p text:style-name="P8"><text:span text:style-name="T1">echo $@</text:span></text:p>
      <text:p text:style-name="P5"/>
      <text:p text:style-name="P8"><text:span text:style-name="T1">#вывод количества аргументов, переданных в скрипт</text:span></text:p>
      <text:p text:style-name="P8"><text:span text:style-name="T1">echo Number of arguments passed: $#</text:span></text:p>
      <text:p text:style-name="P5"/>
      <text:p text:style-name="P8"><text:span text:style-name="T1">Запустим программу с тремя аргументами:</text:span></text:p>
      <text:p text:style-name="P5"/>
      <text:p text:style-name="P8"><text:soft-page-break/><text:span text:style-name="T1">./hello-world 234 -6 hello</text:span></text:p>
      <text:p text:style-name="P5"/>
      <text:p text:style-name="P8"><text:span text:style-name="T1">Вывод программы:</text:span></text:p>
      <text:p text:style-name="P5"/>
      <text:p text:style-name="P8"><text:span text:style-name="T1">234 -6 hello</text:span></text:p>
      <text:p text:style-name="P8"><text:span text:style-name="T1">234 -6 hello</text:span></text:p>
      <text:p text:style-name="P8"><text:span text:style-name="T1">234 -6 hello</text:span></text:p>
      <text:p text:style-name="P8"><text:span text:style-name="T1">Number of arguments passed: 3</text:span></text:p>
      <text:p text:style-name="P5"/>
      <text:p text:style-name="P2"><text:span text:style-name="T2">Выполнение команд shell с помощью bash</text:span></text:p>
      <text:p text:style-name="P5"/>
      <text:p text:style-name="P8"><text:span text:style-name="T1">Для выполнения различных консольных команд текст команды обрамляется одиночными обратными кавычками и выводится командой echo. Заметим, что без использования кавычек или при использовании прямых одиночных кавычек, вместо обратных текст не будет интерпретирован как команда, а будет выведен на экран как простая строка.</text:span></text:p>
      <text:p text:style-name="P5"/>
      <text:p text:style-name="P8"><text:span text:style-name="T1">#!/bin/bash</text:span></text:p>
      <text:p text:style-name="P8"><text:span text:style-name="T1">#выполнение команды в обратных кавычках</text:span></text:p>
      <text:p text:style-name="P8"><text:span text:style-name="T1">echo `uname -o`</text:span></text:p>
      <text:p text:style-name="P8"><text:span text:style-name="T1">#выполнение команды в прямых кавычках</text:span></text:p>
      <text:p text:style-name="P8"><text:span text:style-name="T1">echo 'uname -o'</text:span></text:p>
      <text:p text:style-name="P8"><text:span text:style-name="T1">#выполнение команды без кавычек</text:span></text:p>
      <text:p text:style-name="P8"><text:span text:style-name="T1">echo uname -o</text:span></text:p>
      <text:p text:style-name="P5"/>
      <text:p text:style-name="P8"><text:soft-page-break/><text:span text:style-name="T1">Вывод:</text:span></text:p>
      <text:p text:style-name="P5"/>
      <text:p text:style-name="P8"><text:span text:style-name="T1">GNU/Linux</text:span></text:p>
      <text:p text:style-name="P8"><text:span text:style-name="T1">uname -o</text:span></text:p>
      <text:p text:style-name="P8"><text:span text:style-name="T1">uname -o</text:span></text:p>
      <text:p text:style-name="P11"/>
      <text:p text:style-name="P5"/>
      <text:p text:style-name="P2"><text:span text:style-name="T2">Чтение строк</text:span></text:p>
      <text:p text:style-name="P5"/>
      <text:p text:style-name="P8"><text:span text:style-name="T1">Читать строки во время выполнения программы можно с помощью команды read. Если указать команду read без каких-либо аргументов, то весь ввод будет храниться в специальной переменной $REPLY. Если же указать команду read -a array_name (где array_name это произвольное имя массива), то каждое слово введенной строки будет храниться в соответствующей ячейке массива с именем array_name. Пример:</text:span></text:p>
      <text:p text:style-name="P5"/>
      <text:p text:style-name="P8"><text:span text:style-name="T1">#!/bin/bash</text:span></text:p>
      <text:p text:style-name="P8"><text:span text:style-name="T1">echo -e "Hi, please type the word: \c "</text:span></text:p>
      <text:p text:style-name="P8"><text:span text:style-name="T1">read <text:s/>word</text:span></text:p>
      <text:p text:style-name="P8"><text:span text:style-name="T1">echo "The word you entered is: $word"</text:span></text:p>
      <text:p text:style-name="P8"><text:span text:style-name="T1">echo -e "Can you please enter two words? "</text:span></text:p>
      <text:p text:style-name="P8"><text:span text:style-name="T1">read word1 word2</text:span></text:p>
      <text:p text:style-name="P8"><text:span text:style-name="T1">echo "Here is your input: \"$word1\" \"$word2\""</text:span></text:p>
      <text:p text:style-name="P8"><text:span text:style-name="T1">echo -e "How do you feel about bash scripting? "</text:span></text:p>
      <text:p text:style-name="P8"><text:span text:style-name="T1">read</text:span></text:p>
      <text:p text:style-name="P8"><text:span text:style-name="T1">echo "You said $REPLY, I'm glad to hear that! "</text:span></text:p>
      <text:p text:style-name="P8"><text:soft-page-break/><text:span text:style-name="T1">echo -e "What are your favorite colours ? "</text:span></text:p>
      <text:p text:style-name="P8"><text:span text:style-name="T1">read -a colours</text:span></text:p>
      <text:p text:style-name="P8"><text:span text:style-name="T1">echo "My favorite colours are also ${colours[0]}, ${colours[1]} and ${colours[2]}:-)"</text:span></text:p>
      <text:p text:style-name="P5"/>
      <text:p text:style-name="P8"><text:span text:style-name="T1">Вывод:</text:span></text:p>
      <text:p text:style-name="P5"/>
      <text:p text:style-name="P8"><text:span text:style-name="T1">Hi, please type the word: hello</text:span></text:p>
      <text:p text:style-name="P8"><text:span text:style-name="T1">The word you entered is: hello</text:span></text:p>
      <text:p text:style-name="P8"><text:span text:style-name="T1">Can you please enter two words?</text:span></text:p>
      <text:p text:style-name="P8"><text:span text:style-name="T1">one two</text:span></text:p>
      <text:p text:style-name="P8"><text:span text:style-name="T1">Here is your input: "one" "two"</text:span></text:p>
      <text:p text:style-name="P8"><text:span text:style-name="T1">How do you feel about bash scripting?</text:span></text:p>
      <text:p text:style-name="P8"><text:span text:style-name="T1">This is cool!</text:span></text:p>
      <text:p text:style-name="P8"><text:span text:style-name="T1">You said This is cool!, I'm glad to hear that!</text:span></text:p>
      <text:p text:style-name="P8"><text:span text:style-name="T1">What are your favorite colours?</text:span></text:p>
      <text:p text:style-name="P8"><text:span text:style-name="T1">blue green white red black <text:s/><text:tab/> </text:span></text:p>
      <text:p text:style-name="P8"><text:span text:style-name="T1">My favorite colours are also blue, green and white:-)</text:span></text:p>
      <text:p text:style-name="P5"/>
      <text:p text:style-name="P2"><text:span text:style-name="T2">Trap-команды в bash</text:span></text:p>
      <text:p text:style-name="P5"/>
      <text:p text:style-name="P8"><text:span text:style-name="T1">У bash имеется встроенная команда trap, которая может перехватывать команды и выполнять какие-либо действия, заданные ей.</text:span></text:p>
      <text:p text:style-name="P8"><text:soft-page-break/><text:span text:style-name="T1">Синтаксис команды:</text:span></text:p>
      <text:p text:style-name="P8"><text:span text:style-name="T1">trap </text:span><text:span text:style-name="T4">command</text:span><text:span text:style-name="T1"> </text:span><text:span text:style-name="T4">signals</text:span><text:span text:style-name="T1">, где</text:span></text:p>
      <text:p text:style-name="P8"><text:span text:style-name="T4">command</text:span><text:span text:style-name="T1"> — то, что будет выполняться при перехвате сигнала;</text:span></text:p>
      <text:p text:style-name="P8"><text:span text:style-name="T4">signals</text:span><text:span text:style-name="T1"> — список сигналов, которые необходимо перехватывать. Сигналы можно указывать как в полном виде — SIGTERM, так и в виде кода – 1, 2 и т.д.</text:span></text:p>
      <text:p text:style-name="P8"><text:span text:style-name="T1">Рассмотрим простой пример скрипта, в котором цикл будет выполняться от 1 до 10. Когда он получит сигнал </text:span><text:span text:style-name="T4">Ctrl+C</text:span><text:span text:style-name="T1"> (SIGINT – </text:span><text:span text:style-name="T4">interrupt</text:span><text:span text:style-name="T1">) будет вызвана функция bashtrap в теле которой выводится перевод на новую строку, а затем строка "CTRL+C Detected !...executing bash trap !":</text:span></text:p>
      <text:p text:style-name="P5"/>
      <text:p text:style-name="P8"><text:span text:style-name="T1">#!/bin/bash</text:span></text:p>
      <text:p text:style-name="P8"><text:span text:style-name="T1">#при получении сигнала INT будет вызвана функция bashtrap</text:span></text:p>
      <text:p text:style-name="P8"><text:span text:style-name="T1">trap bashtrap SIGINT</text:span></text:p>
      <text:p text:style-name="P8"><text:span text:style-name="T1">#очистить экран</text:span></text:p>
      <text:p text:style-name="P8"><text:span text:style-name="T1">clear;</text:span></text:p>
      <text:p text:style-name="P8"><text:span text:style-name="T1">#функция bashtrap</text:span></text:p>
      <text:p text:style-name="P8"><text:span text:style-name="T1">bashtrap()</text:span></text:p>
      <text:p text:style-name="P8"><text:span text:style-name="T1">{</text:span></text:p>
      <text:p text:style-name="P8"><text:span text:style-name="T1"><text:tab/>echo</text:span></text:p>
      <text:p text:style-name="P8"><text:span text:style-name="T1"><text:tab/>echo "CTRL+C Detected !...executing bash trap !"</text:span></text:p>
      <text:p text:style-name="P8"><text:span text:style-name="T1">}</text:span></text:p>
      <text:p text:style-name="P8"><text:span text:style-name="T1">#цикл от 1 до 10</text:span></text:p>
      <text:p text:style-name="P8"><text:span text:style-name="T1">for a in `seq 1 10`; do</text:span></text:p>
      <text:p text:style-name="P8"><text:span text:style-name="T1"><text:tab/>echo "$a/10 to Exit."</text:span></text:p>
      <text:p text:style-name="P8"><text:span text:style-name="T1"><text:tab/>sleep 1;</text:span></text:p>
      <text:p text:style-name="P8"><text:soft-page-break/><text:span text:style-name="T1">done</text:span></text:p>
      <text:p text:style-name="P8"><text:span text:style-name="T1">echo "Exit Bash Trap Example!!!"</text:span></text:p>
      <text:p text:style-name="P5"/>
      <text:p text:style-name="P8"><text:span text:style-name="T1">Вывод:</text:span></text:p>
      <text:p text:style-name="P5"/>
      <text:p text:style-name="P8"><text:span text:style-name="T1">1/10 to Exit.</text:span></text:p>
      <text:p text:style-name="P8"><text:span text:style-name="T1">2/10 to Exit.</text:span></text:p>
      <text:p text:style-name="P8"><text:span text:style-name="T1">3/10 to Exit.</text:span></text:p>
      <text:p text:style-name="P8"><text:span text:style-name="T1">^C</text:span></text:p>
      <text:p text:style-name="P8"><text:span text:style-name="T1">CTRL+C Detected !...executing bash trap !</text:span></text:p>
      <text:p text:style-name="P8"><text:span text:style-name="T1">4/10 to Exit.</text:span></text:p>
      <text:p text:style-name="P8"><text:span text:style-name="T1">5/10 to Exit.</text:span></text:p>
      <text:p text:style-name="P8"><text:span text:style-name="T1">6/10 to Exit.</text:span></text:p>
      <text:p text:style-name="P8"><text:span text:style-name="T1">7/10 to Exit.</text:span></text:p>
      <text:p text:style-name="P8"><text:span text:style-name="T1">^C</text:span></text:p>
      <text:p text:style-name="P8"><text:span text:style-name="T1">CTRL+C Detected !...executing bash trap !</text:span></text:p>
      <text:p text:style-name="P8"><text:span text:style-name="T1">8/10 to Exit.</text:span></text:p>
      <text:p text:style-name="P8"><text:span text:style-name="T1">9/10 to Exit.</text:span></text:p>
      <text:p text:style-name="P8"><text:span text:style-name="T1">10/10 to Exit.</text:span></text:p>
      <text:p text:style-name="P8"><text:span text:style-name="T1">Exit Bash Trap Example!!!</text:span></text:p>
      <text:p text:style-name="P5"/>
      <text:p text:style-name="P5"><text:soft-page-break/></text:p>
      <text:p text:style-name="P2"><text:span text:style-name="T2">Массивы</text:span></text:p>
      <text:p text:style-name="P6"/>
      <text:p text:style-name="P8"><text:span text:style-name="T1">Массивы в bash задаются перечислением элементов в круглых скобках. Если элемент массива — строка из нескольких слов, то ее нужно взять в одинарные кавычки, иначе каждое из слов этой строки будет отдельным элементом массива.</text:span></text:p>
      <text:p text:style-name="P1"><text:span text:style-name="T1">Получить количество элементов массива можно с помощью ${#ARRAY[@]}, где ARRAY — имя массива. Индексация массива начинается с 0.</text:span></text:p>
      <text:p text:style-name="P3"/>
      <text:p text:style-name="P1"><text:span text:style-name="T1">#!/bin/bash</text:span></text:p>
      <text:p text:style-name="P1"><text:span text:style-name="T1">#Создаем массив из четырех элементов</text:span></text:p>
      <text:p text:style-name="P1"><text:span text:style-name="T1">ARRAY=( 'Debian Linux' 'Redhat Linux' Ubuntu Linux )</text:span></text:p>
      <text:p text:style-name="P1"><text:span text:style-name="T1">#Получаем количество элементов, т.е. в данном случае 4</text:span></text:p>
      <text:p text:style-name="P1"><text:span text:style-name="T1">ELEMENTS=${#ARRAY[@]}</text:span></text:p>
      <text:p text:style-name="P1"><text:span text:style-name="T1"># циклом for выводим все элементы массива</text:span></text:p>
      <text:p text:style-name="P1"><text:span text:style-name="T1">for (( i=0;i&lt;$ELEMENTS;i++))</text:span></text:p>
      <text:p text:style-name="P1"><text:span text:style-name="T1">do</text:span></text:p>
      <text:p text:style-name="P1"><text:span text:style-name="T1"><text:tab/>echo ${ARRAY[${i}]}</text:span></text:p>
      <text:p text:style-name="P1"><text:span text:style-name="T1">done</text:span></text:p>
      <text:p text:style-name="P3"/>
      <text:p text:style-name="P1"><text:span text:style-name="T1">Вывод:</text:span></text:p>
      <text:p text:style-name="P3"/>
      <text:p text:style-name="P1"><text:span text:style-name="T1">Debian Linux</text:span></text:p>
      <text:p text:style-name="P1"><text:span text:style-name="T1">Redhat Linux</text:span></text:p>
      <text:p text:style-name="P1"><text:soft-page-break/><text:span text:style-name="T1">Ubuntu</text:span></text:p>
      <text:p text:style-name="P1"><text:span text:style-name="T1">Linux</text:span></text:p>
      <text:p text:style-name="P3"/>
      <text:p text:style-name="P2"><text:span text:style-name="T2">Простой оператор ветвления</text:span></text:p>
      <text:p text:style-name="P7"/>
      <text:p text:style-name="P8"><text:span text:style-name="T1">Оператор ветвления bash реализован также, как и в других языках программирования. Но есть свои особенности. Например, условие заключено в квадратные скобки, причем после открывающей скобки и перед закрывающей обязательно должен быть пробел: [ </text:span><text:span text:style-name="T4">condition</text:span><text:span text:style-name="T1"> ]. Если условие верно, то выполняются команды, идущие после слова then, если же условие ложно, то выполняются команды после else. Концом оператора if должно является слово fi (if наоборот). Рассмотрим пример, проверяющий существует ли в текущем каталоге заданная директория:</text:span></text:p>
      <text:p text:style-name="P5"/>
      <text:p text:style-name="P8"><text:span text:style-name="T1">#!/bin/bash</text:span></text:p>
      <text:p text:style-name="P8"><text:span text:style-name="T1">directory="./BashScripting"</text:span></text:p>
      <text:p text:style-name="P8"><text:span text:style-name="T1">#существует ли заданная директория?</text:span></text:p>
      <text:p text:style-name="P8"><text:span text:style-name="T1">if [ -d $directory ]; then</text:span></text:p>
      <text:p text:style-name="P8"><text:span text:style-name="T1"><text:s text:c="4"/>echo "Directory exists"</text:span></text:p>
      <text:p text:style-name="P8"><text:span text:style-name="T1">else</text:span></text:p>
      <text:p text:style-name="P8"><text:span text:style-name="T1"><text:s text:c="4"/>echo "Directory does not exist"</text:span></text:p>
      <text:p text:style-name="P8"><text:span text:style-name="T1">fi</text:span></text:p>
      <text:p text:style-name="P5"/>
      <text:p text:style-name="P8"><text:span text:style-name="T1">В зависимости от того, существует ли заданная директория или нет, скрипт выведет "Directory exists" или "Directory does not exist".</text:span></text:p>
      <text:p text:style-name="P5"/>
      <text:p text:style-name="P2"><text:span text:style-name="T2">Вложенные операторы ветвления</text:span></text:p>
      <text:p text:style-name="P5"/>
      <text:p text:style-name="P8"><text:span text:style-name="T1">Оператор ветвления может содержать в себе бесконечно много других операторов ветвления, которые, в свою очередь, тоже могут содержать другие операторы ветвления и так до бесконечности. Рассмотрим пример:</text:span></text:p>
      <text:p text:style-name="P5"><text:soft-page-break/></text:p>
      <text:p text:style-name="P8"><text:span text:style-name="T1">#!/bin/bash</text:span></text:p>
      <text:p text:style-name="P8"><text:span text:style-name="T1">#Объявляем переменную choice равную 4</text:span></text:p>
      <text:p text:style-name="P8"><text:span text:style-name="T1">choice=4</text:span></text:p>
      <text:p text:style-name="P8"><text:span text:style-name="T1">#Выводим на экран</text:span></text:p>
      <text:p text:style-name="P8"><text:span text:style-name="T1"><text:s/>echo "1. Bash"</text:span></text:p>
      <text:p text:style-name="P8"><text:span text:style-name="T1"><text:s/>echo "2. Scripting"</text:span></text:p>
      <text:p text:style-name="P8"><text:span text:style-name="T1"><text:s/>echo "3. Tutorial"</text:span></text:p>
      <text:p text:style-name="P8"><text:span text:style-name="T1"><text:s/>echo -n "Please choose a word [1,2 or 3]? "</text:span></text:p>
      <text:p text:style-name="P8"><text:span text:style-name="T1">#Цикл, пока choice равна 4</text:span></text:p>
      <text:p text:style-name="P8"><text:span text:style-name="T1">while [ $choice -eq 4 ]; do</text:span></text:p>
      <text:p text:style-name="P8"><text:span text:style-name="T1">#считываем выбор пользователя</text:span></text:p>
      <text:p text:style-name="P8"><text:span text:style-name="T1">read choice</text:span></text:p>
      <text:p text:style-name="P8"><text:span text:style-name="T1">if [ $choice -eq 1 ] ; then</text:span></text:p>
      <text:p text:style-name="P8"><text:span text:style-name="T1"><text:s text:c="4"/><text:tab/>echo "You have chosen word: Bash"</text:span></text:p>
      <text:p text:style-name="P8"><text:span text:style-name="T1">else</text:span></text:p>
      <text:p text:style-name="P8"><text:span text:style-name="T1"><text:s text:c="4"/><text:tab/>if [ $choice -eq 2 ] ; then</text:span></text:p>
      <text:p text:style-name="P8"><text:span text:style-name="T1"><text:s text:c="13"/><text:tab/>echo "You have chosen word: Scripting"</text:span></text:p>
      <text:p text:style-name="P8"><text:span text:style-name="T1"><text:s text:c="4"/><text:tab/>else</text:span></text:p>
      <text:p text:style-name="P8"><text:span text:style-name="T1"><text:s text:c="12"/><text:tab/>if [ $choice -eq 3 ] ; then</text:span></text:p>
      <text:p text:style-name="P8"><text:span text:style-name="T1"><text:s text:c="20"/><text:tab/>echo "You have chosen word: Tutorial"</text:span></text:p>
      <text:p text:style-name="P8"><text:soft-page-break/><text:span text:style-name="T1"><text:s text:c="12"/><text:tab/>else</text:span></text:p>
      <text:p text:style-name="P8"><text:span text:style-name="T1"><text:s text:c="20"/><text:tab/>echo "Please make a choice between 1-3!"</text:span></text:p>
      <text:p text:style-name="P8"><text:span text:style-name="T1"><text:s text:c="20"/><text:tab/>echo "1. Bash"</text:span></text:p>
      <text:p text:style-name="P8"><text:span text:style-name="T1"><text:s text:c="20"/><text:tab/>echo "2. Scripting"</text:span></text:p>
      <text:p text:style-name="P8"><text:span text:style-name="T1"><text:s text:c="20"/><text:tab/>echo "3. Tutorial"</text:span></text:p>
      <text:p text:style-name="P8"><text:span text:style-name="T1"><text:s text:c="20"/><text:tab/>echo -n "Please choose a word [1,2 or 3]? "</text:span></text:p>
      <text:p text:style-name="P8"><text:span text:style-name="T1"><text:s text:c="20"/><text:tab/>choice=4</text:span></text:p>
      <text:p text:style-name="P8"><text:span text:style-name="T1"><text:s text:c="12"/><text:tab/>fi</text:span></text:p>
      <text:p text:style-name="P8"><text:span text:style-name="T1"><text:s text:c="4"/><text:tab/>fi</text:span></text:p>
      <text:p text:style-name="P8"><text:span text:style-name="T1">fi</text:span></text:p>
      <text:p text:style-name="P8"><text:span text:style-name="T1">done</text:span></text:p>
      <text:p text:style-name="P5"/>
      <text:p text:style-name="P8"><text:span text:style-name="T1">Вывод программы:</text:span></text:p>
      <text:p text:style-name="P5"/>
      <text:p text:style-name="P8"><text:span text:style-name="T1">1. Bash</text:span></text:p>
      <text:p text:style-name="P8"><text:span text:style-name="T1">2. Scripting</text:span></text:p>
      <text:p text:style-name="P8"><text:span text:style-name="T1">3. Tutorial</text:span></text:p>
      <text:p text:style-name="P8"><text:span text:style-name="T1">Please choose a word [1,2 or 3]? 4</text:span></text:p>
      <text:p text:style-name="P8"><text:span text:style-name="T1">Please make a choice between 1-3!</text:span></text:p>
      <text:p text:style-name="P8"><text:span text:style-name="T1">1. Bash</text:span></text:p>
      <text:p text:style-name="P8"><text:span text:style-name="T1">2. Scripting</text:span></text:p>
      <text:p text:style-name="P8"><text:soft-page-break/><text:span text:style-name="T1">3. Tutorial</text:span></text:p>
      <text:p text:style-name="P8"><text:span text:style-name="T1">Please choose a word [1,2 or 3]? 5</text:span></text:p>
      <text:p text:style-name="P8"><text:span text:style-name="T1">Please make a choice between 1-3!</text:span></text:p>
      <text:p text:style-name="P8"><text:span text:style-name="T1">1. Bash</text:span></text:p>
      <text:p text:style-name="P8"><text:span text:style-name="T1">2. Scripting</text:span></text:p>
      <text:p text:style-name="P8"><text:span text:style-name="T1">3. Tutorial</text:span></text:p>
      <text:p text:style-name="P8"><text:span text:style-name="T1">Please choose a word [1,2 or 3]? 2</text:span></text:p>
      <text:p text:style-name="P8"><text:span text:style-name="T1">You have chosen word: Scripting</text:span></text:p>
      <text:p text:style-name="P5"/>
      <text:p text:style-name="P2"><text:span text:style-name="T2">Арифметическое сравнение в bash</text:span></text:p>
      <text:p text:style-name="P5"/>
      <text:p text:style-name="P8"><text:span text:style-name="T1">Для обозначения сравнения двух величин используются следующие выражения:</text:span></text:p>
      <text:p text:style-name="P8"><text:span text:style-name="T1">-lt <text:tab/>&lt; <text:tab/>меньше<text:tab/><text:tab/><text:tab/>less-than</text:span></text:p>
      <text:p text:style-name="P8"><text:span text:style-name="T1">-gt <text:tab/>&gt; <text:tab/>больше<text:tab/><text:tab/><text:tab/>greater-than</text:span></text:p>
      <text:p text:style-name="P8"><text:span text:style-name="T1">-le <text:tab/>&lt;= <text:tab/>меньше или равно<text:tab/>less or equal</text:span></text:p>
      <text:p text:style-name="P8"><text:span text:style-name="T1">-ge <text:tab/>&gt;= <text:tab/>больше или равно<text:tab/>greater or equal</text:span></text:p>
      <text:p text:style-name="P8"><text:span text:style-name="T1">-eq <text:tab/>== <text:tab/>равно<text:tab/><text:tab/><text:tab/>equal</text:span></text:p>
      <text:p text:style-name="P8"><text:span text:style-name="T1">-ne <text:tab/>!=<text:tab/>неравно<text:tab/><text:tab/><text:tab/>not equal</text:span></text:p>
      <text:p text:style-name="P5"/>
      <text:p text:style-name="P1"><text:span text:style-name="T1">Пример:</text:span></text:p>
      <text:p text:style-name="P3"/>
      <text:p text:style-name="P1"><text:soft-page-break/><text:span text:style-name="T1">NUM1=2</text:span></text:p>
      <text:p text:style-name="P1"><text:span text:style-name="T1">NUM2=1</text:span></text:p>
      <text:p text:style-name="P1"><text:span text:style-name="T1">if <text:s text:c="2"/>[ $NUM1 -eq $NUM2 ]; then</text:span></text:p>
      <text:p text:style-name="P1"><text:span text:style-name="T1"><text:s text:c="4"/>echo "Both Values are equal"</text:span></text:p>
      <text:p text:style-name="P1"><text:span text:style-name="T1">elif [ $NUM1 -gt $NUM2 ]; then</text:span></text:p>
      <text:p text:style-name="P1"><text:span text:style-name="T1"><text:s text:c="4"/>echo "NUM1 is greater than NUM2"</text:span></text:p>
      <text:p text:style-name="P1"><text:span text:style-name="T1">else</text:span></text:p>
      <text:p text:style-name="P1"><text:span text:style-name="T1"><text:s text:c="4"/>echo "NUM2 is greater than NUM1"</text:span></text:p>
      <text:p text:style-name="P1"><text:span text:style-name="T1">fi</text:span></text:p>
      <text:p text:style-name="P3"/>
      <text:p text:style-name="P1"><text:span text:style-name="T1">Вывод:</text:span></text:p>
      <text:p text:style-name="P3"/>
      <text:p text:style-name="P1"><text:span text:style-name="T1">NUM1 is greater than NUM2</text:span></text:p>
      <text:p text:style-name="P3"/>
      <text:p text:style-name="P2"><text:span text:style-name="T2">Сравнение строк в bash</text:span></text:p>
      <text:p text:style-name="P3"/>
      <text:p text:style-name="P1"><text:span text:style-name="T1">= <text:tab/>equal<text:tab/><text:tab/><text:tab/>равны </text:span></text:p>
      <text:p text:style-name="P1"><text:span text:style-name="T1">!= <text:tab/>not equal<text:tab/><text:tab/>не равны </text:span></text:p>
      <text:p text:style-name="P1"><text:span text:style-name="T1">&lt; <text:tab/>less-than <text:tab/><text:tab/>меньше чем</text:span></text:p>
      <text:p text:style-name="P1"><text:span text:style-name="T1">&gt; <text:tab/>greater-than <text:tab/>больше чем</text:span></text:p>
      <text:p text:style-name="P1"><text:span text:style-name="T1">-n s1 <text:tab/><text:tab/><text:tab/><text:tab/>строка s1 не пуста</text:span></text:p>
      <text:p text:style-name="P1"><text:soft-page-break/><text:span text:style-name="T1">-z s1 <text:tab/><text:tab/><text:tab/><text:tab/>строка s1 пуста</text:span></text:p>
      <text:p text:style-name="P3"/>
      <text:p text:style-name="P1"><text:span text:style-name="T1">Пример:</text:span></text:p>
      <text:p text:style-name="P3"/>
      <text:p text:style-name="P1"><text:span text:style-name="T1">#!/bin/bash</text:span></text:p>
      <text:p text:style-name="P1"><text:span text:style-name="T1">#Declare string S1</text:span></text:p>
      <text:p text:style-name="P1"><text:span text:style-name="T1">S1="Bash"</text:span></text:p>
      <text:p text:style-name="P1"><text:span text:style-name="T1">#Declare string S2</text:span></text:p>
      <text:p text:style-name="P1"><text:span text:style-name="T1">S2="Scripting"</text:span></text:p>
      <text:p text:style-name="P1"><text:span text:style-name="T1">if [ $S1 = $S2 ]; then</text:span></text:p>
      <text:p text:style-name="P1"><text:span text:style-name="T1"><text:tab/>echo "Both Strings are equal"</text:span></text:p>
      <text:p text:style-name="P1"><text:span text:style-name="T1">else</text:span></text:p>
      <text:p text:style-name="P1"><text:span text:style-name="T1"><text:tab/>echo "Strings are NOT equal"</text:span></text:p>
      <text:p text:style-name="P1"><text:span text:style-name="T1">fi</text:span></text:p>
      <text:p text:style-name="P3"/>
      <text:p text:style-name="P1"><text:span text:style-name="T1">Вывод:</text:span></text:p>
      <text:p text:style-name="P3"/>
      <text:p text:style-name="P1"><text:span text:style-name="T1">Strings are NOT equal</text:span></text:p>
      <text:p text:style-name="P3"/>
      <text:p text:style-name="P2"><text:span text:style-name="T2">Цикл for</text:span></text:p>
      <text:p text:style-name="P3"/>
      <text:p text:style-name="P1"><text:soft-page-break/><text:span text:style-name="T1">Цикл for в bash имеет структуру, аналогичную циклам for в других языках. Вывести числа от 1 до 10 можно, например, тремя различными способами, используя цикл for:</text:span></text:p>
      <text:p text:style-name="P3"/>
      <text:p text:style-name="P1"><text:span text:style-name="T1">#!/bin/bash</text:span></text:p>
      <text:p text:style-name="P1"><text:span text:style-name="T1">for i in 1 2 3 4 5 6 7 8 9 10; do</text:span></text:p>
      <text:p text:style-name="P1"><text:span text:style-name="T1"><text:tab/>echo $i</text:span></text:p>
      <text:p text:style-name="P1"><text:span text:style-name="T1">done</text:span></text:p>
      <text:p text:style-name="P3"/>
      <text:p text:style-name="P1"><text:span text:style-name="T1">#!/bin/bash</text:span></text:p>
      <text:p text:style-name="P1"><text:span text:style-name="T1">for i in `seq 1 10`; do</text:span></text:p>
      <text:p text:style-name="P1"><text:span text:style-name="T1"><text:tab/>echo $i</text:span></text:p>
      <text:p text:style-name="P1"><text:span text:style-name="T1">done</text:span></text:p>
      <text:p text:style-name="P3"/>
      <text:p text:style-name="P1"><text:span text:style-name="T1">#!/bin/bash</text:span></text:p>
      <text:p text:style-name="P1"><text:span text:style-name="T1">for ((i=1;i&lt;=10;i++)); do</text:span></text:p>
      <text:p text:style-name="P1"><text:span text:style-name="T1"><text:tab/>echo $i</text:span></text:p>
      <text:p text:style-name="P1"><text:span text:style-name="T1">done</text:span></text:p>
      <text:p text:style-name="P3"/>
      <text:p text:style-name="P1"><text:span text:style-name="T1">Более сложный пример, демонстрирующий как с помощью цикла for <text:s/>можно вывести содержимое данной директории:</text:span></text:p>
      <text:p text:style-name="P3"/>
      <text:p text:style-name="P1"><text:span text:style-name="T1">#!/bin/bash</text:span></text:p>
      <text:p text:style-name="P1"><text:span text:style-name="T1">for f in $( ls /var/ ); do</text:span></text:p>
      <text:p text:style-name="P1"><text:soft-page-break/><text:span text:style-name="T1"><text:s text:c="4"/>echo $f</text:span></text:p>
      <text:p text:style-name="P1"><text:span text:style-name="T1">done</text:span></text:p>
      <text:p text:style-name="P3"/>
      <text:p text:style-name="P1"><text:span text:style-name="T1">Вывод:</text:span></text:p>
      <text:p text:style-name="P3"/>
      <text:p text:style-name="P1"><text:span text:style-name="T1">backups</text:span></text:p>
      <text:p text:style-name="P1"><text:span text:style-name="T1">cache</text:span></text:p>
      <text:p text:style-name="P1"><text:span text:style-name="T1">crash</text:span></text:p>
      <text:p text:style-name="P1"><text:span text:style-name="T1">lib</text:span></text:p>
      <text:p text:style-name="P1"><text:span text:style-name="T1">local</text:span></text:p>
      <text:p text:style-name="P1"><text:span text:style-name="T1">lock</text:span></text:p>
      <text:p text:style-name="P1"><text:span text:style-name="T1">log</text:span></text:p>
      <text:p text:style-name="P1"><text:span text:style-name="T1">mail</text:span></text:p>
      <text:p text:style-name="P1"><text:span text:style-name="T1">metrics</text:span></text:p>
      <text:p text:style-name="P1"><text:span text:style-name="T1">opt</text:span></text:p>
      <text:p text:style-name="P1"><text:span text:style-name="T1">run</text:span></text:p>
      <text:p text:style-name="P1"><text:span text:style-name="T1">spool</text:span></text:p>
      <text:p text:style-name="P1"><text:span text:style-name="T1">tmp</text:span></text:p>
      <text:p text:style-name="P3"/>
      <text:p text:style-name="P2"><text:span text:style-name="T2">Цикл while</text:span></text:p>
      <text:p text:style-name="P7"/>
      <text:p text:style-name="P1"><text:soft-page-break/><text:span text:style-name="T1">Цикл while выполняется до тех пор, пока условие истинно. Синтаксис условия цикла аналогичен синтаксису условия if-оператора: [ </text:span><text:span text:style-name="T4">condition</text:span><text:span text:style-name="T1"> ].</text:span></text:p>
      <text:p text:style-name="P3"/>
      <text:p text:style-name="P1"><text:span text:style-name="T1">#!/bin/bash</text:span></text:p>
      <text:p text:style-name="P1"><text:span text:style-name="T1">COUNT=6</text:span></text:p>
      <text:p text:style-name="P1"><text:span text:style-name="T1">while [ $COUNT -gt 0 ]; do</text:span></text:p>
      <text:p text:style-name="P1"><text:span text:style-name="T1"><text:tab/>echo Value of count is: $COUNT</text:span></text:p>
      <text:p text:style-name="P1"><text:span text:style-name="T1"><text:tab/>let COUNT=COUNT-1</text:span></text:p>
      <text:p text:style-name="P1"><text:span text:style-name="T1">done</text:span></text:p>
      <text:p text:style-name="P3"/>
      <text:p text:style-name="P1"><text:span text:style-name="T1">Вывод:</text:span></text:p>
      <text:p text:style-name="P3"/>
      <text:p text:style-name="P1"><text:span text:style-name="T1">Value of count is: 6</text:span></text:p>
      <text:p text:style-name="P1"><text:span text:style-name="T1">Value of count is: 5</text:span></text:p>
      <text:p text:style-name="P1"><text:span text:style-name="T1">Value of count is: 4</text:span></text:p>
      <text:p text:style-name="P1"><text:span text:style-name="T1">Value of count is: 3</text:span></text:p>
      <text:p text:style-name="P1"><text:span text:style-name="T1">Value of count is: 2</text:span></text:p>
      <text:p text:style-name="P1"><text:span text:style-name="T1">Value of count is: 1</text:span></text:p>
      <text:p text:style-name="P3"/>
      <text:p text:style-name="P2"><text:span text:style-name="T2">Цикл until</text:span></text:p>
      <text:p text:style-name="P3"/>
      <text:p text:style-name="P1"><text:span text:style-name="T1">Цикл until в bash аналогичен циклу while с той лишь разницей, что цикл будет выполняться до тех пор, пока условие ложно. Как только условие станет истинно, цикл прекратит свою работу.</text:span></text:p>
      <text:p text:style-name="P3"><text:soft-page-break/></text:p>
      <text:p text:style-name="P1"><text:span text:style-name="T1">#!/bin/bash</text:span></text:p>
      <text:p text:style-name="P1"><text:span text:style-name="T1">COUNT=6</text:span></text:p>
      <text:p text:style-name="P1"><text:span text:style-name="T1">until [ $COUNT -le 0 ]; do</text:span></text:p>
      <text:p text:style-name="P1"><text:span text:style-name="T1"><text:s text:c="4"/><text:tab/>echo Value of count is: $COUNT</text:span></text:p>
      <text:p text:style-name="P1"><text:span text:style-name="T1"><text:s text:c="4"/><text:tab/>let COUNT=COUNT-1</text:span></text:p>
      <text:p text:style-name="P1"><text:span text:style-name="T1">done</text:span></text:p>
      <text:p text:style-name="P3"/>
      <text:p text:style-name="P1"><text:span text:style-name="T1">Вывод:</text:span></text:p>
      <text:p text:style-name="P3"/>
      <text:p text:style-name="P1"><text:span text:style-name="T1">Value of count is: 6</text:span></text:p>
      <text:p text:style-name="P1"><text:span text:style-name="T1">Value of count is: 5</text:span></text:p>
      <text:p text:style-name="P1"><text:span text:style-name="T1">Value of count is: 4</text:span></text:p>
      <text:p text:style-name="P1"><text:span text:style-name="T1">Value of count is: 3</text:span></text:p>
      <text:p text:style-name="P1"><text:span text:style-name="T1">Value of count is: 2</text:span></text:p>
      <text:p text:style-name="P1"><text:span text:style-name="T1">Value of count is: 1</text:span></text:p>
      <text:p text:style-name="P3"/>
      <text:p text:style-name="P2"><text:span text:style-name="T2">Функции</text:span></text:p>
      <text:p text:style-name="P3"/>
      <text:p text:style-name="P8"><text:span text:style-name="T1">Функции в bash могут быть заданы разными способами. Обязательно должно присутствовать ключевое слово </text:span><text:span text:style-name="T4">function</text:span><text:span text:style-name="T1"> или фигурные скобки после имени функции. В фигурных скобках находится тело функции. Способы задания функции приведены в примере:</text:span></text:p>
      <text:p text:style-name="P5"/>
      <text:p text:style-name="P8"><text:soft-page-break/><text:span text:style-name="T1">#!/bin/bash</text:span></text:p>
      <text:p text:style-name="P8"><text:span text:style-name="T1">function function_A {</text:span></text:p>
      <text:p text:style-name="P8"><text:span text:style-name="T1"><text:s text:c="4"/><text:tab/>echo $1</text:span></text:p>
      <text:p text:style-name="P8"><text:span text:style-name="T1">}</text:span></text:p>
      <text:p text:style-name="P8"><text:span text:style-name="T1">function_B() {</text:span></text:p>
      <text:p text:style-name="P8"><text:span text:style-name="T1"><text:s text:c="4"/><text:tab/>echo Function B</text:span></text:p>
      <text:p text:style-name="P8"><text:span text:style-name="T1">}</text:span></text:p>
      <text:p text:style-name="P8"><text:span text:style-name="T1">function function_C() {</text:span></text:p>
      <text:p text:style-name="P8"><text:span text:style-name="T1"><text:s text:c="4"/><text:tab/>echo $1</text:span></text:p>
      <text:p text:style-name="P8"><text:span text:style-name="T1">}</text:span></text:p>
      <text:p text:style-name="P8"><text:span text:style-name="T1">function function_D {</text:span></text:p>
      <text:p text:style-name="P8"><text:span text:style-name="T1"><text:s text:c="4"/><text:tab/>echo Function D</text:span></text:p>
      <text:p text:style-name="P8"><text:span text:style-name="T1">}</text:span></text:p>
      <text:p text:style-name="P5"/>
      <text:p text:style-name="P8"><text:span text:style-name="T1">function_A "Function A"</text:span></text:p>
      <text:p text:style-name="P8"><text:span text:style-name="T1">function_B</text:span></text:p>
      <text:p text:style-name="P8"><text:span text:style-name="T1">function_C "Function C"</text:span></text:p>
      <text:p text:style-name="P8"><text:span text:style-name="T1">function_D</text:span></text:p>
      <text:p text:style-name="P5"/>
      <text:p text:style-name="P8"><text:span text:style-name="T1">Вывод:</text:span></text:p>
      <text:p text:style-name="P5"/>
      <text:p text:style-name="P8"><text:soft-page-break/><text:span text:style-name="T1">Function A</text:span></text:p>
      <text:p text:style-name="P8"><text:span text:style-name="T1">Function B</text:span></text:p>
      <text:p text:style-name="P8"><text:span text:style-name="T1">Function C</text:span></text:p>
      <text:p text:style-name="P8"><text:span text:style-name="T1">Function D</text:span></text:p>
      <text:p text:style-name="P5"/>
      <text:p text:style-name="P5"/>
      <text:p text:style-name="P2"><text:span text:style-name="T2">Условный case-оператор</text:span></text:p>
      <text:p text:style-name="P5"/>
      <text:p text:style-name="P1"><text:span text:style-name="T1">Case-оператор в bash имеет следующую структуру:</text:span></text:p>
      <text:p text:style-name="P1"><text:span text:style-name="T1">case </text:span><text:span text:style-name="T4">переменная</text:span><text:span text:style-name="T1"> in</text:span></text:p>
      <text:p text:style-name="P1"><text:span text:style-name="T1"><text:tab/></text:span><text:span text:style-name="T4">значение_1</text:span><text:span text:style-name="T1">) действия в случае </text:span><text:span text:style-name="T4">переменная</text:span><text:span text:style-name="T1">=</text:span><text:span text:style-name="T4">значение_1;;</text:span></text:p>
      <text:p text:style-name="P1"><text:span text:style-name="T1"><text:tab/></text:span><text:span text:style-name="T4">значение_2</text:span><text:span text:style-name="T1">) действия в случае </text:span><text:span text:style-name="T4">переменная</text:span><text:span text:style-name="T1">=</text:span><text:span text:style-name="T4">значение_2;;</text:span></text:p>
      <text:p text:style-name="P1"><text:span text:style-name="T1"><text:tab/></text:span><text:span text:style-name="T4">значение_3</text:span><text:span text:style-name="T1">) действия в случае </text:span><text:span text:style-name="T4">переменная</text:span><text:span text:style-name="T1">=</text:span><text:span text:style-name="T4">значение_3;;</text:span></text:p>
      <text:p text:style-name="P1"><text:span text:style-name="T1"><text:tab/>…</text:span></text:p>
      <text:p text:style-name="P1"><text:span text:style-name="T1"><text:tab/></text:span><text:span text:style-name="T4">значение_n</text:span><text:span text:style-name="T1">) действия в случае </text:span><text:span text:style-name="T4">переменная</text:span><text:span text:style-name="T1">=</text:span><text:span text:style-name="T4">значение_n;;</text:span></text:p>
      <text:p text:style-name="P1"><text:span text:style-name="T4"><text:tab/></text:span><text:span text:style-name="T1">*) действия во всех остальных случаях;;</text:span></text:p>
      <text:p text:style-name="P1"><text:span text:style-name="T1">esac</text:span></text:p>
      <text:p text:style-name="P3"/>
      <text:p text:style-name="P1"><text:span text:style-name="T1">Пример:</text:span></text:p>
      <text:p text:style-name="P3"/>
      <text:p text:style-name="P8"><text:span text:style-name="T1">#!/bin/bash</text:span></text:p>
      <text:p text:style-name="P8"><text:soft-page-break/><text:span text:style-name="T1">echo "What is your preferred programming/scripting language?"</text:span></text:p>
      <text:p text:style-name="P8"><text:span text:style-name="T1">echo "1) bash"</text:span></text:p>
      <text:p text:style-name="P8"><text:span text:style-name="T1">echo "2) perl"</text:span></text:p>
      <text:p text:style-name="P8"><text:span text:style-name="T1">echo "3) python"</text:span></text:p>
      <text:p text:style-name="P8"><text:span text:style-name="T1">echo "4) c++"</text:span></text:p>
      <text:p text:style-name="P8"><text:span text:style-name="T1">echo "5) I do not know!"</text:span></text:p>
      <text:p text:style-name="P8"><text:span text:style-name="T1">read ans;</text:span></text:p>
      <text:p text:style-name="P8"><text:span text:style-name="T1">case $ans in</text:span></text:p>
      <text:p text:style-name="P8"><text:span text:style-name="T1"><text:tab/>1) echo "You selected bash";;</text:span></text:p>
      <text:p text:style-name="P8"><text:span text:style-name="T1"><text:tab/>2) echo "You selected perl";;</text:span></text:p>
      <text:p text:style-name="P8"><text:span text:style-name="T1"><text:tab/>3) echo "You selected python";;</text:span></text:p>
      <text:p text:style-name="P8"><text:span text:style-name="T1"><text:tab/>4) echo "You selected c++";;</text:span></text:p>
      <text:p text:style-name="P8"><text:span text:style-name="T1"><text:tab/>5) exit;;</text:span></text:p>
      <text:p text:style-name="P8"><text:span text:style-name="T1"><text:tab/>*) echo "Unknown language";;</text:span></text:p>
      <text:p text:style-name="P8"><text:span text:style-name="T1">esac</text:span></text:p>
      <text:p text:style-name="P5"/>
      <text:p text:style-name="P2"><text:span text:style-name="T2">Экранирование мета-символов</text:span></text:p>
      <text:p text:style-name="P3"/>
      <text:p text:style-name="P8"><text:span text:style-name="T1">В bash есть некоторые символы, которые несут в себе некоторую информацию для интерпретатора. Например, символ $ позволяет интерпретатору отличать название переменной от обычной строки. Такие символы называются мета-символы. Бывают случаи, когда нам нужно вывести эти символы на экран. Допустим, нам понадобилось вывести строку “$BASH_VAR”. При попытке вызвать команду echo $BASH_VAR интерпретатор bash либо вообще ничего не выведет, либо, если переменная с именем BASH_VAR уже определена, выведет значение этой переменной. Так как оба варианта не являются удовлетворительными, существует способ экранирования мета-символов с помощью символа “\” (обратный слеш). Для того, чтобы вывести символ буквально, перед ним нужно поставить знак обратного слеша. Например, для вывода строки “$BASH_VAR” нужно вызвать команду echo \$BASH_VAR. Аналогично экранируются и все другие мета-символы.</text:span></text:p>
      <text:p text:style-name="P5"/>
      <text:p text:style-name="P8"><text:span text:style-name="T1">Пример:</text:span></text:p>
      <text:p text:style-name="P5"><text:soft-page-break/></text:p>
      <text:p text:style-name="P8"><text:span text:style-name="T1">#!/bin/bash</text:span></text:p>
      <text:p text:style-name="P8"><text:span text:style-name="T1">#Объявляем переменную BASH_VAR</text:span></text:p>
      <text:p text:style-name="P8"><text:span text:style-name="T1">BASH_VAR="Bash Script"</text:span></text:p>
      <text:p text:style-name="P8"><text:span text:style-name="T1">#Выводим значение переменной BASH_VAR</text:span></text:p>
      <text:p text:style-name="P8"><text:span text:style-name="T1">echo $BASH_VAR</text:span></text:p>
      <text:p text:style-name="P8"><text:span text:style-name="T1">#Выводим строку $BASH_VAR</text:span></text:p>
      <text:p text:style-name="P8"><text:span text:style-name="T1">echo \$BASH_VAR</text:span></text:p>
      <text:p text:style-name="P8"><text:span text:style-name="T1">#Выводим строку, содержащую только символ обратного слеша</text:span></text:p>
      <text:p text:style-name="P8"><text:span text:style-name="T1">echo "\\"</text:span></text:p>
      <text:p text:style-name="P5"/>
      <text:p text:style-name="P8"><text:span text:style-name="T1">Вывод:</text:span></text:p>
      <text:p text:style-name="P5"/>
      <text:p text:style-name="P8"><text:span text:style-name="T1">Bash Script</text:span></text:p>
      <text:p text:style-name="P8"><text:span text:style-name="T1">$BASH_VAR</text:span></text:p>
      <text:p text:style-name="P8"><text:span text:style-name="T1">\</text:span></text:p>
      <text:p text:style-name="P5"/>
      <text:p text:style-name="P5"/>
      <text:p text:style-name="P2"><text:span text:style-name="T2">Одиночные кавычки</text:span></text:p>
      <text:p text:style-name="P5"/>
      <text:p text:style-name="P8"><text:span text:style-name="T1">Одиночные кавычки в bash призваны подавлять вывод значения мета-символов. Поэтому любой мета-символ, взятый в кавычки, будет выведен буквально — так, как он выглядит. При этом в строке, заключенной в одиночные кавычки, невозможно использовать еще одни кавычки, даже экранированные обратным слешем.</text:span></text:p>
      <text:p text:style-name="P5"><text:soft-page-break/></text:p>
      <text:p text:style-name="P8"><text:span text:style-name="T1">Рассмотрим пример:</text:span></text:p>
      <text:p text:style-name="P5"/>
      <text:p text:style-name="P8"><text:span text:style-name="T1"><text:s/>#!/bin/bash</text:span></text:p>
      <text:p text:style-name="P8"><text:span text:style-name="T1"><text:s/>#инициализируем переменную BASH_VAR</text:span></text:p>
      <text:p text:style-name="P8"><text:span text:style-name="T1"><text:s/>BASH_VAR="Bash Script"</text:span></text:p>
      <text:p text:style-name="P8"><text:span text:style-name="T1"><text:s/>#выводим значение переменной BASH_VAR</text:span></text:p>
      <text:p text:style-name="P8"><text:span text:style-name="T1"><text:s/>echo $BASH_VAR</text:span></text:p>
      <text:p text:style-name="P8"><text:span text:style-name="T1"><text:s/>#выводим строку, содержащую мета-символы "" (кавычки) и $ (знак доллара)</text:span></text:p>
      <text:p text:style-name="P8"><text:span text:style-name="T1"><text:s/>echo '$BASH_VAR <text:s/>"$BASH_VAR"'</text:span></text:p>
      <text:p text:style-name="P5"/>
      <text:p text:style-name="P8"><text:span text:style-name="T1">Вывод скрипта:</text:span></text:p>
      <text:p text:style-name="P5"/>
      <text:p text:style-name="P8"><text:span text:style-name="T1">Bash Script</text:span></text:p>
      <text:p text:style-name="P8"><text:span text:style-name="T1">$BASH_VAR <text:s/>"$BASH_VAR"</text:span></text:p>
      <text:p text:style-name="P5"/>
      <text:p text:style-name="P2"><text:span text:style-name="T2">Двойные кавычки</text:span></text:p>
      <text:p text:style-name="P5"/>
      <text:p text:style-name="P8"><text:span text:style-name="T1">Двойные кавычки в bash позволяют подавлять вывод значения всех мета-символов, за исключением “$”, “\” и “`”. Все другие мета-символы будут выводиться буквально, причем даже одиночные кавычки будут выводиться именно в виде одиночных кавычек. Если нужно вывести символ двойной кавычки, то его нужно экранировать с помощью символа обратного слеша.</text:span></text:p>
      <text:p text:style-name="P5"/>
      <text:p text:style-name="P8"><text:span text:style-name="T1">Пример:</text:span></text:p>
      <text:p text:style-name="P5"><text:soft-page-break/></text:p>
      <text:p text:style-name="P8"><text:span text:style-name="T1"><text:s/>#!/bin/bash</text:span></text:p>
      <text:p text:style-name="P8"><text:span text:style-name="T1"><text:s/>#инициализируем переменную BASH_VAR</text:span></text:p>
      <text:p text:style-name="P8"><text:span text:style-name="T1"><text:s/>BASH_VAR="Bash Script"</text:span></text:p>
      <text:p text:style-name="P8"><text:span text:style-name="T1"><text:s/>#выводим значение переменной BASH_VAR</text:span></text:p>
      <text:p text:style-name="P8"><text:span text:style-name="T1"><text:s/>echo $BASH_VAR</text:span></text:p>
      <text:p text:style-name="P8"><text:span text:style-name="T1"><text:s/>#выводим строку, содержащую значение переменной BASH_VAR и экранированные мета-символы "" (кавычки)</text:span></text:p>
      <text:p text:style-name="P8"><text:span text:style-name="T1"><text:s/>echo "It's $BASH_VAR <text:s/>and \"$BASH_VAR\" using backticks: `date`"</text:span></text:p>
      <text:p text:style-name="P5"/>
      <text:p text:style-name="P8"><text:span text:style-name="T1">Вывод (указана текущая дата):</text:span></text:p>
      <text:p text:style-name="P5"/>
      <text:p text:style-name="P8"><text:span text:style-name="T1">Bash Script</text:span></text:p>
      <text:p text:style-name="P8"><text:span text:style-name="T1">It's Bash Script <text:s/>and "Bash Script" using backticks: Вт ноя 20 07:32:25 MSK 2018</text:span></text:p>
      <text:p text:style-name="P5"/>
      <text:p text:style-name="P2"><text:span text:style-name="T2">Экранирование символов в стиле ANSI-C</text:span></text:p>
      <text:p text:style-name="P5"/>
      <text:p text:style-name="P8"><text:span text:style-name="T1">Еще один способ экранирования символов в bash это экранирование в стиле ANSI-C. Его суть заключается в том, что при использовании обратного слеша и одного из нижеприведенных символов можно получить одно из специальных значений, например, вертикальную табуляцию, возврат каретки или символ через его шестнадцатеричный код.</text:span></text:p>
      <text:p text:style-name="P5"/>
      <text:p text:style-name="P8"><text:span text:style-name="T1">\a <text:tab/>alert (bell) </text:span></text:p>
      <text:p text:style-name="P8"><text:span text:style-name="T1">\b <text:tab/>backspace </text:span></text:p>
      <text:p text:style-name="P8"><text:span text:style-name="T1">\e <text:tab/>an escape character </text:span></text:p>
      <text:p text:style-name="P8"><text:soft-page-break/><text:span text:style-name="T1">\f <text:tab/>form feed </text:span></text:p>
      <text:p text:style-name="P8"><text:span text:style-name="T1">\n <text:tab/>newline </text:span></text:p>
      <text:p text:style-name="P8"><text:span text:style-name="T1">\r <text:tab/>carriage return </text:span></text:p>
      <text:p text:style-name="P8"><text:span text:style-name="T1">\t <text:tab/>horizontal tab </text:span></text:p>
      <text:p text:style-name="P8"><text:span text:style-name="T1">\v <text:tab/>vertical tab </text:span></text:p>
      <text:p text:style-name="P8"><text:span text:style-name="T1">\\ <text:tab/>backslash </text:span></text:p>
      <text:p text:style-name="P8"><text:span text:style-name="T1">\` <text:tab/>single quote </text:span></text:p>
      <text:p text:style-name="P8"><text:span text:style-name="T1">\nnn <text:tab/>octal value of characters</text:span></text:p>
      <text:p text:style-name="P8"><text:span text:style-name="T1">\xnn <text:tab/>hexadecimal value of characters</text:span></text:p>
      <text:p text:style-name="P5"/>
      <text:p text:style-name="P8"><text:span text:style-name="T1">Пример:</text:span></text:p>
      <text:p text:style-name="P5"/>
      <text:p text:style-name="P8"><text:span text:style-name="T1">#!/bin/bash</text:span></text:p>
      <text:p text:style-name="P8"><text:span text:style-name="T1">#в этом примере мы используем</text:span></text:p>
      <text:p text:style-name="P8"><text:span text:style-name="T1">#\n как перевод на новую строку,</text:span></text:p>
      <text:p text:style-name="P8"><text:span text:style-name="T1">#\x40 для получения символа "@" через его шестнадцатеричный код</text:span></text:p>
      <text:p text:style-name="P8"><text:span text:style-name="T1">#\056 для получения символа "." (точка) через восьмеричный код</text:span></text:p>
      <text:p text:style-name="P8"><text:span text:style-name="T1">echo $'web: www.yandex.ru\nemail: my_mail\x40yandex\056ru'</text:span></text:p>
      <text:p text:style-name="P5"/>
      <text:p text:style-name="P8"><text:span text:style-name="T1">Вывод:</text:span></text:p>
      <text:p text:style-name="P5"/>
      <text:p text:style-name="P8"><text:soft-page-break/><text:span text:style-name="T1">web: www.yandex.ru</text:span></text:p>
      <text:p text:style-name="P8"><text:span text:style-name="T1">email: my_mail@yandex.ru</text:span></text:p>
      <text:p text:style-name="P5"/>
      <text:p text:style-name="P5"/>
      <text:p text:style-name="P2"><text:span text:style-name="T2">Арифметические операции</text:span></text:p>
      <text:p text:style-name="P5"/>
      <text:p text:style-name="P8"><text:span text:style-name="T1">В bash поддерживаются все основные арифметические операции. Для того, чтобы интерпретировать строку как арифметическое выражение, перед этой строкой ставится команда let. Помимо этого, существует два формата вычисления арифметических выражений:</text:span></text:p>
      <text:p text:style-name="P8"><text:span text:style-name="T1">$[ expression ] и</text:span></text:p>
      <text:p text:style-name="P8"><text:span text:style-name="T1">$((expression))</text:span></text:p>
      <text:p text:style-name="P8"><text:span text:style-name="T1">Оба этих формата равноправны и нет особой разницы какой из них использовать.</text:span></text:p>
      <text:p text:style-name="P8"><text:span text:style-name="T1">Также есть возможность переводить числа из двоичной, восьмеричной и шестнадцатеричной систем счисления в десятичную. Для этого используется следующий синтаксис:</text:span></text:p>
      <text:p text:style-name="P8"><text:span text:style-name="T4">основание_системы_счисления</text:span><text:span text:style-name="T1">#</text:span><text:span text:style-name="T4">число_в_этой_системе_счисления</text:span></text:p>
      <text:p text:style-name="P8"><text:span text:style-name="T1">Например, 2#10001 вернет десятичное 17.</text:span></text:p>
      <text:p text:style-name="P5"/>
      <text:p text:style-name="P8"><text:span text:style-name="T1">Пример программы с арифметическими выражениями:</text:span></text:p>
      <text:p text:style-name="P8"><text:span text:style-name="T1">#!/bin/bash</text:span></text:p>
      <text:p text:style-name="P5"/>
      <text:p text:style-name="P8"><text:span text:style-name="T1">echo '### let ###'</text:span></text:p>
      <text:p text:style-name="P8"><text:span text:style-name="T1">#сложение</text:span></text:p>
      <text:p text:style-name="P8"><text:span text:style-name="T1">let ADDITION=3+5</text:span></text:p>
      <text:p text:style-name="P8"><text:span text:style-name="T1">echo "3 + 5 =" $ADDITION</text:span></text:p>
      <text:p text:style-name="P8"><text:soft-page-break/><text:span text:style-name="T1">#вычитание</text:span></text:p>
      <text:p text:style-name="P8"><text:span text:style-name="T1">let SUBTRACTION=7-8</text:span></text:p>
      <text:p text:style-name="P8"><text:span text:style-name="T1">echo "7 - 8 =" $SUBTRACTION</text:span></text:p>
      <text:p text:style-name="P8"><text:span text:style-name="T1">#умножение</text:span></text:p>
      <text:p text:style-name="P8"><text:span text:style-name="T1">let MULTIPLICATION=5*8</text:span></text:p>
      <text:p text:style-name="P8"><text:span text:style-name="T1">echo "5 * 8 =" $MULTIPLICATION</text:span></text:p>
      <text:p text:style-name="P8"><text:span text:style-name="T1">#деление</text:span></text:p>
      <text:p text:style-name="P8"><text:span text:style-name="T1">let DIVISION=4/2</text:span></text:p>
      <text:p text:style-name="P8"><text:span text:style-name="T1">echo "4 / 2 =" $DIVISION</text:span></text:p>
      <text:p text:style-name="P8"><text:span text:style-name="T1">#остаток от деления</text:span></text:p>
      <text:p text:style-name="P8"><text:span text:style-name="T1">let MODULUS=9%4</text:span></text:p>
      <text:p text:style-name="P8"><text:span text:style-name="T1">echo "9 % 4 =" $MODULUS</text:span></text:p>
      <text:p text:style-name="P8"><text:span text:style-name="T1">#возведение в степень</text:span></text:p>
      <text:p text:style-name="P8"><text:span text:style-name="T1">let POWEROFTWO=2**2</text:span></text:p>
      <text:p text:style-name="P8"><text:span text:style-name="T1">echo "2 ^ 2 =" $POWEROFTWO</text:span></text:p>
      <text:p text:style-name="P8"><text:span text:style-name="T1">echo '### Bash Arithmetic Expansion ###'</text:span></text:p>
      <text:p text:style-name="P8"><text:span text:style-name="T1">#Примеры двух форматов вычисления арифметических выражений: $[ expression ] и $((expression))</text:span></text:p>
      <text:p text:style-name="P8"><text:span text:style-name="T1">echo 4 + 5 = $((4 + 5))</text:span></text:p>
      <text:p text:style-name="P8"><text:span text:style-name="T1">echo 7 - 7 = $[ 7 - 7 ]</text:span></text:p>
      <text:p text:style-name="P8"><text:span text:style-name="T1">echo 4 x 6 = $((3 * 2))</text:span></text:p>
      <text:p text:style-name="P8"><text:span text:style-name="T1">echo 6 / 3 = $((6 / 3))</text:span></text:p>
      <text:p text:style-name="P8"><text:soft-page-break/><text:span text:style-name="T1">echo 8 % 7 = $((8 % 7))</text:span></text:p>
      <text:p text:style-name="P8"><text:span text:style-name="T1">echo 2 ^ 8 = $[ 2 ** 8 ]</text:span></text:p>
      <text:p text:style-name="P5"/>
      <text:p text:style-name="P8"><text:span text:style-name="T1">echo '### Declare ###'</text:span></text:p>
      <text:p text:style-name="P8"><text:span text:style-name="T1">echo -e "Please enter two numbers \c"</text:span></text:p>
      <text:p text:style-name="P8"><text:span text:style-name="T1">#считываем введенные пользователем числа</text:span></text:p>
      <text:p text:style-name="P8"><text:span text:style-name="T1">read num1 num2</text:span></text:p>
      <text:p text:style-name="P8"><text:span text:style-name="T1">declare -i result</text:span></text:p>
      <text:p text:style-name="P8"><text:span text:style-name="T1">result=$num1+$num2</text:span></text:p>
      <text:p text:style-name="P8"><text:span text:style-name="T1">echo "Result is: $result"</text:span></text:p>
      <text:p text:style-name="P8"><text:span text:style-name="T1"># двоичное 10001 в десятичное</text:span></text:p>
      <text:p text:style-name="P8"><text:span text:style-name="T1">result=2#10001</text:span></text:p>
      <text:p text:style-name="P8"><text:span text:style-name="T1">echo $result</text:span></text:p>
      <text:p text:style-name="P8"><text:span text:style-name="T1"># восьмеричное 16 в десятичное</text:span></text:p>
      <text:p text:style-name="P8"><text:span text:style-name="T1">result=8#16</text:span></text:p>
      <text:p text:style-name="P8"><text:span text:style-name="T1">echo $result</text:span></text:p>
      <text:p text:style-name="P8"><text:span text:style-name="T1"># шестнадцатеричное 0xE6A в десятичное</text:span></text:p>
      <text:p text:style-name="P8"><text:span text:style-name="T1">result=16#E6A</text:span></text:p>
      <text:p text:style-name="P8"><text:span text:style-name="T1">echo $result</text:span></text:p>
      <text:p text:style-name="P5"/>
      <text:p text:style-name="P8"><text:span text:style-name="T1">Вывод программы:</text:span></text:p>
      <text:p text:style-name="P5"><text:soft-page-break/></text:p>
      <text:p text:style-name="P8"><text:span text:style-name="T1">### let ###</text:span></text:p>
      <text:p text:style-name="P8"><text:span text:style-name="T1">3 + 5 = 8</text:span></text:p>
      <text:p text:style-name="P8"><text:span text:style-name="T1">7 - 8 = -1</text:span></text:p>
      <text:p text:style-name="P8"><text:span text:style-name="T1">5 * 8 = 40</text:span></text:p>
      <text:p text:style-name="P8"><text:span text:style-name="T1">4 / 2 = 2</text:span></text:p>
      <text:p text:style-name="P8"><text:span text:style-name="T1">9 % 4 = 1</text:span></text:p>
      <text:p text:style-name="P8"><text:span text:style-name="T1">2 ^ 2 = 4</text:span></text:p>
      <text:p text:style-name="P8"><text:span text:style-name="T1">### Bash Arithmetic Expansion ###</text:span></text:p>
      <text:p text:style-name="P8"><text:span text:style-name="T1">4 + 5 = 9</text:span></text:p>
      <text:p text:style-name="P8"><text:span text:style-name="T1">7 - 7 = 0</text:span></text:p>
      <text:p text:style-name="P8"><text:span text:style-name="T1">4 x 6 = 6</text:span></text:p>
      <text:p text:style-name="P8"><text:span text:style-name="T1">6 / 3 = 2</text:span></text:p>
      <text:p text:style-name="P8"><text:span text:style-name="T1">8 % 7 = 1</text:span></text:p>
      <text:p text:style-name="P8"><text:span text:style-name="T1">2 ^ 8 = 256</text:span></text:p>
      <text:p text:style-name="P8"><text:span text:style-name="T1">### Declare ###</text:span></text:p>
      <text:p text:style-name="P8"><text:span text:style-name="T1">Please enter two numbers 24 54</text:span></text:p>
      <text:p text:style-name="P8"><text:span text:style-name="T1">Result is: 78</text:span></text:p>
      <text:p text:style-name="P8"><text:span text:style-name="T1">17</text:span></text:p>
      <text:p text:style-name="P8"><text:span text:style-name="T1">14</text:span></text:p>
      <text:p text:style-name="P8"><text:span text:style-name="T1">3690</text:span></text:p>
      <text:p text:style-name="P12"><text:soft-page-break/></text:p>
      <text:p text:style-name="P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pan text:style-name="T1">Список литературы:</text:span></text:p>
      <text:p text:style-name="P17"/>
      <text:p text:style-name="P16"><text:span text:style-name="T1">Бреснахэн, К. Linux на практике [Текст] / Бреснахэн К., Блум Р. — СПб.: Питер, 2017. — 384 с.</text:span></text:p>
      <text:p text:style-name="P16"><text:span text:style-name="T1">Донцов, С.В. Linux на примерах [Текст] / С.В. Донцов, И.В. Сафин. — СПб.: “Наука и техника”, 2017. — 352 с.</text:span></text:p>
      <text:p text:style-name="P16"><text:span text:style-name="T1">Колисниченко, Д.Н. Командная строка Linux и автоматизация рутинных задач [Текст] / Д.Н. Колисниченко. — СПб.: БХВ-Петербург, 2012. — 352 с.</text:span></text:p>
      <text:p text:style-name="P16"><text:span text:style-name="T1">Кофлер, М. Linux. Установка, настройка, администрирование [Текст] / М. Кофлер. — СПб.: Питер, 2014. — 768 с.: ил.</text:span></text:p>
      <text:p text:style-name="P16"><text:span text:style-name="T1">Основы BASH. Часть 1 [Электронный ресурс] Дата просмотра: 17 ноября 2018 </text:span><text:a xlink:type="simple" xlink:href="https://habr.com/post/47163/" text:style-name="ListLabel_20_10" text:visited-style-name="ListLabel_20_10"><text:span text:style-name="T5">https://habr.com/post/47163/</text:span></text:a></text:p>
      <text:p text:style-name="P16"><text:soft-page-break/><text:span text:style-name="T1">Основы BASH. Часть 2 [Электронный ресурс] Дата просмотра: 17 ноября 2018 </text:span><text:a xlink:type="simple" xlink:href="https://habr.com/post/52871/" text:style-name="ListLabel_20_10" text:visited-style-name="ListLabel_20_10"><text:span text:style-name="T5">https://habr.com/post/52871/</text:span></text:a></text:p>
      <text:p text:style-name="P16"><text:span text:style-name="T1">Написание скриптов на Bash [Электронный ресурс] Дата просмотра: 17 ноября 2018 </text:span><text:a xlink:type="simple" xlink:href="https://losst.ru/napisanie-skriptov-na-bash" text:style-name="ListLabel_20_10" text:visited-style-name="ListLabel_20_10"><text:span text:style-name="T5">https://losst.ru/napisanie-skriptov-na-bash</text:span></text:a></text:p>
      <text:p text:style-name="P16"><text:span text:style-name="T1">bash на Википедии [Электронный ресурс] Дата просмотра: 17 ноября 2018 </text:span><text:a xlink:type="simple" xlink:href="https://ru.wikipedia.org/wiki/Bash" text:style-name="ListLabel_20_10" text:visited-style-name="ListLabel_20_10"><text:span text:style-name="T5">https://ru.wikipedia.org/wiki/Bash</text:span></text:a></text:p>
      <text:p text:style-name="P16"><text:span text:style-name="T1">Bash Scripting Tutorial for Beginners [Электронный ресурс] Дата просмотра: 17 ноября 2018 </text:span><text:a xlink:type="simple" xlink:href="https://linuxconfig.org/bash-scripting-tutorial-for-beginners" text:style-name="ListLabel_20_10" text:visited-style-name="ListLabel_20_10"><text:span text:style-name="T5">https://linuxconfig.org/bash-scripting-tutorial-for-beginners</text:span></text:a></text:p>
      <text:p text:style-name="P16"><text:span text:style-name="T1">Bash scripting Tutorial [Электронный ресурс] Дата просмотра: 17 ноября 2018 </text:span><text:a xlink:type="simple" xlink:href="https://linuxconfig.org/bash-scripting-tutorial" text:style-name="ListLabel_20_10" text:visited-style-name="ListLabel_20_10"><text:span text:style-name="T5">https://linuxconfig.org/bash-scripting-tutori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8547in" fo:margin-left="1in" fo:margin-right="1in" style:writing-mode="lr-tb" style:layout-grid-color="#c0c0c0" style:layout-grid-lines="2498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5" meta:paragraph-count="564" meta:word-count="3280" meta:character-count="21983" meta:non-whitespace-character-count="18860"/>
    <meta:generator>LibreOfficeDev/6.0.5.2$Linux_X86_64 LibreOffice_project/</meta:generator>
  </office:meta>
</office:document-meta>
</file>